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aphikLC" svg:font-family="GraphikLC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1c7518" officeooo:paragraph-rsid="001c751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c7518" officeooo:paragraph-rsid="001c7518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1c7518" officeooo:paragraph-rsid="001e88b7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language="zxx" fo:country="none" officeooo:rsid="001c7518" officeooo:paragraph-rsid="001c7518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1f4cee" officeooo:paragraph-rsid="001c7518" style:language-asian="zxx" style:country-asian="none" style:language-complex="zxx" style:country-complex="none"/>
    </style:style>
    <style:style style:name="T1" style:family="text">
      <style:text-properties fo:font-variant="normal" fo:text-transform="none" style:font-name="GraphikLC" fo:font-size="10.5pt" fo:letter-spacing="normal" fo:font-style="normal" fo:font-weight="normal"/>
    </style:style>
    <style:style style:name="T2" style:family="text">
      <style:text-properties fo:font-variant="normal" fo:text-transform="none" style:font-name="GraphikLC" fo:font-size="10.5pt" fo:letter-spacing="normal" fo:font-style="normal" fo:font-weight="normal" officeooo:rsid="001e88b7"/>
    </style:style>
    <style:style style:name="T3" style:family="text">
      <style:text-properties fo:font-variant="normal" fo:text-transform="none" fo:color="#000000" loext:opacity="100%" style:font-name="GraphikLC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text-position="sub 58%" style:font-name="GraphikLC" fo:font-size="10.5pt" fo:letter-spacing="normal" fo:font-style="normal" fo:font-weight="normal"/>
    </style:style>
    <style:style style:name="T5" style:family="text">
      <style:text-properties fo:font-variant="normal" fo:text-transform="none" style:text-position="sub 58%" style:font-name="GraphikLC" fo:font-size="10.5pt" fo:letter-spacing="normal" fo:font-style="normal" fo:font-weight="normal" style:font-style-asian="normal" style:font-style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language="ru" fo:country="RU" officeooo:rsid="001f4cee"/>
    </style:style>
    <style:style style:name="T11" style:family="text">
      <style:text-properties fo:language="ru" fo:country="RU" fo:font-weight="bold" officeooo:rsid="001f4cee" style:font-weight-asian="bold" style:font-weight-complex="bold"/>
    </style:style>
    <style:style style:name="T12" style:family="text">
      <style:text-properties fo:language="ru" fo:country="RU" officeooo:rsid="0020b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Вопрос: </text:span>Сформулируйте необходимое и достаточное условие точки локального минимума функции от 1 переменной.</text:p>
      <text:p text:style-name="P2"/>
      <text:p text:style-name="P1">Ответ: </text:p>
      <text:p text:style-name="P3"><text:span text:style-name="T8">Необходимое условие локального экстремума:</text:span> </text:p>
      <text:p text:style-name="P3">Если функция y=f(x) имеет экстремум в точке x<text:span text:style-name="T6">0</text:span>, то ее производная f’(x<text:span text:style-name="T7">0</text:span>) либо равна нулю, либо не существует.</text:p>
      <text:p text:style-name="P1">Достаточное условие экстремума:<text:span text:style-name="T9"> </text:span></text:p>
      <text:p text:style-name="P2"><text:span text:style-name="T3">1. функция непрерывна в окрестности точки x</text:span><text:span text:style-name="T4">0</text:span><text:span text:style-name="T3">;</text:span></text:p>
      <text:p text:style-name="P4"><text:span text:style-name="T1">2. f’(x</text:span><text:span text:style-name="T5">0</text:span><text:span text:style-name="T1">) = 0 или <text:s/>не существует;</text:span></text:p>
      <text:p text:style-name="P4"><text:span text:style-name="T1">3. производная f’(x</text:span><text:span text:style-name="T5">0</text:span><text:span text:style-name="T1">) при переходе через точку x</text:span><text:span text:style-name="T5">0</text:span><text:span text:style-name="T1"> меняет свой знак. </text:span><text:span text:style-name="T2">В случае с точкой локального минимума, знак должен сменится с отрицательного на положительный.</text:span></text:p>
      <text:p text:style-name="P4"/>
      <text:p text:style-name="P2"/>
      <text:p text:style-name="P2"><text:span text:style-name="T8">Вопрос: </text:span>Как происходит уменьшение отрезка локализации точки минимума функции?</text:p>
      <text:p text:style-name="P5"/>
      <text:p text:style-name="P2"><text:span text:style-name="T11">Ответ:</text:span><text:span text:style-name="T10"> </text:span>Уменьшение отрезка локализации точки минимума функции происходит путем нахождения новых границ этого отрезка, используя условие монотонности функции справа и слева от точки минимума. <text:span text:style-name="T10">Уменьшать промежуток </text:span><text:span text:style-name="T12">нужно</text:span><text:span text:style-name="T10"> до тех пор, пока не будет получена заданная точность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raphikLC" svg:font-family="GraphikLC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2T12:27:03.527000000</dc:date>
    <meta:editing-duration>P1DT10M1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0" meta:word-count="122" meta:character-count="884" meta:non-whitespace-character-count="768"/>
  </office:meta>
</office:document-meta>
</file>